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1.711cm"/>
    </style:style>
    <style:style style:name="co14" style:family="table-column">
      <style:table-column-properties fo:break-before="auto" style:column-width="2.217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558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3.358cm"/>
    </style:style>
    <style:style style:name="co20" style:family="table-column">
      <style:table-column-properties fo:break-before="auto" style:column-width="3.381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16127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1635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10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1635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224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224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224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224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62594" calcext:value-type="float">
            <text:p><text:s text:c="3"/>62,594</text:p>
          </table:table-cell>
          <table:table-cell table:style-name="ce25" office:value-type="float" office:value="3668" calcext:value-type="float">
            <text:p><text:s text:c="3"/>3,668</text:p>
          </table:table-cell>
          <table:table-cell table:style-name="ce25" office:value-type="float" office:value="4895" calcext:value-type="float">
            <text:p><text:s text:c="3"/>4,895</text:p>
          </table:table-cell>
          <table:table-cell table:style-name="ce25" office:value-type="float" office:value="4168" calcext:value-type="float">
            <text:p><text:s text:c="3"/>4,168</text:p>
          </table:table-cell>
          <table:table-cell table:style-name="ce25" office:value-type="float" office:value="2114" calcext:value-type="float">
            <text:p><text:s text:c="3"/>2,114</text:p>
          </table:table-cell>
          <table:table-cell table:style-name="ce25" office:value-type="float" office:value="1975" calcext:value-type="float">
            <text:p><text:s text:c="3"/>1,975</text:p>
          </table:table-cell>
          <table:table-cell table:style-name="ce25" office:value-type="float" office:value="1356" calcext:value-type="float">
            <text:p><text:s text:c="3"/>1,356</text:p>
          </table:table-cell>
          <table:table-cell table:style-name="ce25" office:value-type="float" office:value="2006" calcext:value-type="float">
            <text:p><text:s text:c="3"/>2,006</text:p>
          </table:table-cell>
          <table:table-cell table:style-name="ce25" office:value-type="float" office:value="6039" calcext:value-type="float">
            <text:p><text:s text:c="3"/>6,039</text:p>
          </table:table-cell>
          <table:table-cell table:style-name="ce25" office:value-type="float" office:value="414" calcext:value-type="float">
            <text:p><text:s text:c="3"/>414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702" calcext:value-type="float">
            <text:p><text:s text:c="3"/>2,702</text:p>
          </table:table-cell>
          <table:table-cell table:style-name="ce25" office:value-type="float" office:value="32005" calcext:value-type="float">
            <text:p><text:s text:c="3"/>32,005</text:p>
          </table:table-cell>
          <table:table-cell table:style-name="ce25" office:value-type="float" office:value="1246" calcext:value-type="float">
            <text:p><text:s text:c="3"/>1,246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62322" calcext:value-type="float">
            <text:p><text:s text:c="3"/>62,322</text:p>
          </table:table-cell>
          <table:table-cell table:style-name="ce25" office:value-type="float" office:value="4577" calcext:value-type="float">
            <text:p><text:s text:c="3"/>4,577</text:p>
          </table:table-cell>
          <table:table-cell table:style-name="ce25" office:value-type="float" office:value="5363" calcext:value-type="float">
            <text:p><text:s text:c="3"/>5,363</text:p>
          </table:table-cell>
          <table:table-cell table:style-name="ce25" office:value-type="float" office:value="3366" calcext:value-type="float">
            <text:p><text:s text:c="3"/>3,366</text:p>
          </table:table-cell>
          <table:table-cell table:style-name="ce25" office:value-type="float" office:value="3223" calcext:value-type="float">
            <text:p><text:s text:c="3"/>3,223</text:p>
          </table:table-cell>
          <table:table-cell table:style-name="ce25" office:value-type="float" office:value="2739" calcext:value-type="float">
            <text:p><text:s text:c="3"/>2,739</text:p>
          </table:table-cell>
          <table:table-cell table:style-name="ce25" office:value-type="float" office:value="1361" calcext:value-type="float">
            <text:p><text:s text:c="3"/>1,361</text:p>
          </table:table-cell>
          <table:table-cell table:style-name="ce25" office:value-type="float" office:value="1978" calcext:value-type="float">
            <text:p><text:s text:c="3"/>1,978</text:p>
          </table:table-cell>
          <table:table-cell table:style-name="ce25" office:value-type="float" office:value="4617" calcext:value-type="float">
            <text:p><text:s text:c="3"/>4,617</text:p>
          </table:table-cell>
          <table:table-cell table:style-name="ce25" office:value-type="float" office:value="320" calcext:value-type="float">
            <text:p><text:s text:c="3"/>32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702" calcext:value-type="float">
            <text:p><text:s text:c="3"/>2,702</text:p>
          </table:table-cell>
          <table:table-cell table:style-name="ce25" office:value-type="float" office:value="32005" calcext:value-type="float">
            <text:p><text:s text:c="3"/>32,005</text:p>
          </table:table-cell>
          <table:table-cell table:style-name="ce25" office:value-type="float" office:value="65" calcext:value-type="float">
            <text:p><text:s text:c="3"/>65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9" office:value-type="float" office:value="272" calcext:value-type="float">
            <text:p><text:s text:c="3"/>272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28512" calcext:value-type="float">
            <text:p><text:s text:c="3"/>28,512</text:p>
          </table:table-cell>
          <table:table-cell table:style-name="ce25" office:value-type="float" office:value="1589" calcext:value-type="float">
            <text:p><text:s text:c="3"/>1,589</text:p>
          </table:table-cell>
          <table:table-cell table:style-name="ce25" office:value-type="float" office:value="2255" calcext:value-type="float">
            <text:p><text:s text:c="3"/>2,255</text:p>
          </table:table-cell>
          <table:table-cell table:style-name="ce25" office:value-type="float" office:value="1994" calcext:value-type="float">
            <text:p><text:s text:c="3"/>1,994</text:p>
          </table:table-cell>
          <table:table-cell table:style-name="ce25" office:value-type="float" office:value="967" calcext:value-type="float">
            <text:p><text:s text:c="3"/>967</text:p>
          </table:table-cell>
          <table:table-cell table:style-name="ce25" office:value-type="float" office:value="907" calcext:value-type="float">
            <text:p><text:s text:c="3"/>907</text:p>
          </table:table-cell>
          <table:table-cell table:style-name="ce25" office:value-type="float" office:value="632" calcext:value-type="float">
            <text:p><text:s text:c="3"/>632</text:p>
          </table:table-cell>
          <table:table-cell table:style-name="ce25" office:value-type="float" office:value="928" calcext:value-type="float">
            <text:p><text:s text:c="3"/>928</text:p>
          </table:table-cell>
          <table:table-cell table:style-name="ce25" office:value-type="float" office:value="2828" calcext:value-type="float">
            <text:p><text:s text:c="3"/>2,828</text:p>
          </table:table-cell>
          <table:table-cell table:style-name="ce25" office:value-type="float" office:value="226" calcext:value-type="float">
            <text:p><text:s text:c="3"/>226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float" office:value="1233" calcext:value-type="float">
            <text:p><text:s text:c="3"/>1,233</text:p>
          </table:table-cell>
          <table:table-cell table:style-name="ce25" office:value-type="float" office:value="14522" calcext:value-type="float">
            <text:p><text:s text:c="3"/>14,522</text:p>
          </table:table-cell>
          <table:table-cell table:style-name="ce25" office:value-type="float" office:value="429" calcext:value-type="float">
            <text:p><text:s text:c="3"/>429</text:p>
          </table:table-cell>
          <table:table-cell table:style-name="ce25" office:value-type="float" office:value="0" calcext:value-type="float">
            <text:p>—</text:p>
          </table:table-cell>
          <table:table-cell table:style-name="ce25" office:value-type="float" office:value="28605" calcext:value-type="float">
            <text:p><text:s text:c="3"/>28,605</text:p>
          </table:table-cell>
          <table:table-cell table:style-name="ce25" office:value-type="float" office:value="2084" calcext:value-type="float">
            <text:p><text:s text:c="3"/>2,084</text:p>
          </table:table-cell>
          <table:table-cell table:style-name="ce25" office:value-type="float" office:value="2502" calcext:value-type="float">
            <text:p><text:s text:c="3"/>2,502</text:p>
          </table:table-cell>
          <table:table-cell table:style-name="ce25" office:value-type="float" office:value="1550" calcext:value-type="float">
            <text:p><text:s text:c="3"/>1,550</text:p>
          </table:table-cell>
          <table:table-cell table:style-name="ce25" office:value-type="float" office:value="1457" calcext:value-type="float">
            <text:p><text:s text:c="3"/>1,457</text:p>
          </table:table-cell>
          <table:table-cell table:style-name="ce25" office:value-type="float" office:value="1241" calcext:value-type="float">
            <text:p><text:s text:c="3"/>1,241</text:p>
          </table:table-cell>
          <table:table-cell table:style-name="ce25" office:value-type="float" office:value="620" calcext:value-type="float">
            <text:p><text:s text:c="3"/>620</text:p>
          </table:table-cell>
          <table:table-cell table:style-name="ce25" office:value-type="float" office:value="932" calcext:value-type="float">
            <text:p><text:s text:c="3"/>932</text:p>
          </table:table-cell>
          <table:table-cell table:style-name="ce25" office:value-type="float" office:value="2245" calcext:value-type="float">
            <text:p><text:s text:c="3"/>2,245</text:p>
          </table:table-cell>
          <table:table-cell table:style-name="ce25" office:value-type="float" office:value="190" calcext:value-type="float">
            <text:p><text:s text:c="3"/>19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233" calcext:value-type="float">
            <text:p><text:s text:c="3"/>1,233</text:p>
          </table:table-cell>
          <table:table-cell table:style-name="ce25" office:value-type="float" office:value="14522" calcext:value-type="float">
            <text:p><text:s text:c="3"/>14,522</text:p>
          </table:table-cell>
          <table:table-cell table:style-name="ce25" office:value-type="float" office:value="24" calcext:value-type="float">
            <text:p><text:s text:c="3"/>24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3" office:value-type="float" office:value="-93" calcext:value-type="float">
            <text:p>－9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4082" calcext:value-type="float">
            <text:p><text:s text:c="3"/>34,082</text:p>
          </table:table-cell>
          <table:table-cell table:style-name="ce25" office:value-type="float" office:value="2079" calcext:value-type="float">
            <text:p><text:s text:c="3"/>2,079</text:p>
          </table:table-cell>
          <table:table-cell table:style-name="ce25" office:value-type="float" office:value="2640" calcext:value-type="float">
            <text:p><text:s text:c="3"/>2,640</text:p>
          </table:table-cell>
          <table:table-cell table:style-name="ce25" office:value-type="float" office:value="2174" calcext:value-type="float">
            <text:p><text:s text:c="3"/>2,174</text:p>
          </table:table-cell>
          <table:table-cell table:style-name="ce25" office:value-type="float" office:value="1147" calcext:value-type="float">
            <text:p><text:s text:c="3"/>1,147</text:p>
          </table:table-cell>
          <table:table-cell table:style-name="ce25" office:value-type="float" office:value="1068" calcext:value-type="float">
            <text:p><text:s text:c="3"/>1,068</text:p>
          </table:table-cell>
          <table:table-cell table:style-name="ce25" office:value-type="float" office:value="724" calcext:value-type="float">
            <text:p><text:s text:c="3"/>724</text:p>
          </table:table-cell>
          <table:table-cell table:style-name="ce25" office:value-type="float" office:value="1078" calcext:value-type="float">
            <text:p><text:s text:c="3"/>1,078</text:p>
          </table:table-cell>
          <table:table-cell table:style-name="ce25" office:value-type="float" office:value="3211" calcext:value-type="float">
            <text:p><text:s text:c="3"/>3,211</text:p>
          </table:table-cell>
          <table:table-cell table:style-name="ce25" office:value-type="float" office:value="188" calcext:value-type="float">
            <text:p><text:s text:c="3"/>188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469" calcext:value-type="float">
            <text:p><text:s text:c="3"/>1,469</text:p>
          </table:table-cell>
          <table:table-cell table:style-name="ce25" office:value-type="float" office:value="17483" calcext:value-type="float">
            <text:p><text:s text:c="3"/>17,483</text:p>
          </table:table-cell>
          <table:table-cell table:style-name="ce25" office:value-type="float" office:value="817" calcext:value-type="float">
            <text:p><text:s text:c="3"/>817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33717" calcext:value-type="float">
            <text:p><text:s text:c="3"/>33,717</text:p>
          </table:table-cell>
          <table:table-cell table:style-name="ce25" office:value-type="float" office:value="2493" calcext:value-type="float">
            <text:p><text:s text:c="3"/>2,493</text:p>
          </table:table-cell>
          <table:table-cell table:style-name="ce25" office:value-type="float" office:value="2861" calcext:value-type="float">
            <text:p><text:s text:c="3"/>2,861</text:p>
          </table:table-cell>
          <table:table-cell table:style-name="ce25" office:value-type="float" office:value="1816" calcext:value-type="float">
            <text:p><text:s text:c="3"/>1,816</text:p>
          </table:table-cell>
          <table:table-cell table:style-name="ce25" office:value-type="float" office:value="1766" calcext:value-type="float">
            <text:p><text:s text:c="3"/>1,766</text:p>
          </table:table-cell>
          <table:table-cell table:style-name="ce25" office:value-type="float" office:value="1498" calcext:value-type="float">
            <text:p><text:s text:c="3"/>1,498</text:p>
          </table:table-cell>
          <table:table-cell table:style-name="ce25" office:value-type="float" office:value="741" calcext:value-type="float">
            <text:p><text:s text:c="3"/>741</text:p>
          </table:table-cell>
          <table:table-cell table:style-name="ce25" office:value-type="float" office:value="1046" calcext:value-type="float">
            <text:p><text:s text:c="3"/>1,046</text:p>
          </table:table-cell>
          <table:table-cell table:style-name="ce25" office:value-type="float" office:value="2372" calcext:value-type="float">
            <text:p><text:s text:c="3"/>2,372</text:p>
          </table:table-cell>
          <table:table-cell table:style-name="ce25" office:value-type="float" office:value="130" calcext:value-type="float">
            <text:p><text:s text:c="3"/>13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469" calcext:value-type="float">
            <text:p><text:s text:c="3"/>1,469</text:p>
          </table:table-cell>
          <table:table-cell table:style-name="ce25" office:value-type="float" office:value="17483" calcext:value-type="float">
            <text:p><text:s text:c="3"/>17,483</text:p>
          </table:table-cell>
          <table:table-cell table:style-name="ce25" office:value-type="float" office:value="41" calcext:value-type="float">
            <text:p><text:s text:c="3"/>41</text:p>
          </table:table-cell>
          <table:table-cell table:style-name="ce25" office:value-type="float" office:value="1" calcext:value-type="float">
            <text:p><text:s text:c="3"/>1</text:p>
          </table:table-cell>
          <table:table-cell table:style-name="ce44" office:value-type="float" office:value="365" calcext:value-type="float">
            <text:p><text:s text:c="3"/>365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758" calcext:value-type="float">
            <text:p>10,758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208" calcext:value-type="float">
            <text:p>1,208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18" calcext:value-type="float">
            <text:p>4,218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223" calcext:value-type="float">
            <text:p>10,223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218" calcext:value-type="float">
            <text:p>1,218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18" calcext:value-type="float">
            <text:p>4,21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35" calcext:value-type="float">
            <text:p>535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73" calcext:value-type="float">
            <text:p>4,873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04" calcext:value-type="float">
            <text:p>1,304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91" calcext:value-type="float">
            <text:p>1,89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50" calcext:value-type="float">
            <text:p>4,650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91" calcext:value-type="float">
            <text:p>1,89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23" calcext:value-type="float">
            <text:p>223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85" calcext:value-type="float">
            <text:p>5,885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12" calcext:value-type="float">
            <text:p>312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111" calcext:value-type="float">
            <text:p>8,111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51" calcext:value-type="float">
            <text:p>3,451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820" calcext:value-type="float">
            <text:p>8,820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51" calcext:value-type="float">
            <text:p>3,45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709" calcext:value-type="float">
            <text:p><text:s/>－709</text:p>
          </table:table-cell>
          <table:table-cell table:style-name="ce51" table:number-columns-repeated="1635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28" calcext:value-type="float">
            <text:p>3,728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863" calcext:value-type="float">
            <text:p>8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14" calcext:value-type="float">
            <text:p>1,614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45" calcext:value-type="float">
            <text:p>4,145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1304" calcext:value-type="float">
            <text:p>1,30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14" calcext:value-type="float">
            <text:p>1,61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417" calcext:value-type="float">
            <text:p><text:s/>－417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675" calcext:value-type="float">
            <text:p>4,67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292" calcext:value-type="float">
            <text:p><text:s/>－292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6896" calcext:value-type="float">
            <text:p>6,896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1218" calcext:value-type="float">
            <text:p>1,218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36" calcext:value-type="float">
            <text:p>3,236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757" calcext:value-type="float">
            <text:p>5,757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36" calcext:value-type="float">
            <text:p>3,23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139" calcext:value-type="float">
            <text:p>1,139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31" calcext:value-type="float">
            <text:p>3,131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559" calcext:value-type="float">
            <text:p>559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02" calcext:value-type="float">
            <text:p>1,502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64" calcext:value-type="float">
            <text:p>2,664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02" calcext:value-type="float">
            <text:p>1,50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46" office:value-type="float" office:value="467" calcext:value-type="float">
            <text:p>467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72" calcext:value-type="float">
            <text:p>672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890" calcext:value-type="float">
            <text:p>8,89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659" calcext:value-type="float">
            <text:p>1,659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64" calcext:value-type="float">
            <text:p>5,664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109" calcext:value-type="float">
            <text:p>8,109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64" calcext:value-type="float">
            <text:p>5,66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781" calcext:value-type="float">
            <text:p>781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980" calcext:value-type="float">
            <text:p>3,980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33" calcext:value-type="float">
            <text:p>2,53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666" calcext:value-type="float">
            <text:p>3,666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33" calcext:value-type="float">
            <text:p>2,53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314" calcext:value-type="float">
            <text:p>31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443" calcext:value-type="float">
            <text:p>4,44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67" calcext:value-type="float">
            <text:p>467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4837" calcext:value-type="float">
            <text:p>4,837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19" calcext:value-type="float">
            <text:p>3,219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76" calcext:value-type="float">
            <text:p>4,776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19" calcext:value-type="float">
            <text:p>3,21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61" calcext:value-type="float">
            <text:p>61</text:p>
          </table:table-cell>
          <table:table-cell table:style-name="ce51" table:number-columns-repeated="1635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117" calcext:value-type="float">
            <text:p>2,11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223" calcext:value-type="float">
            <text:p>223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86" calcext:value-type="float">
            <text:p>1,38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03" calcext:value-type="float">
            <text:p>2,103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86" calcext:value-type="float">
            <text:p>1,38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4" calcext:value-type="float">
            <text:p>1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7" calcext:value-type="float">
            <text:p>47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501" calcext:value-type="float">
            <text:p>7,501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07" calcext:value-type="float">
            <text:p>5,107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31" calcext:value-type="float">
            <text:p>7,631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221" calcext:value-type="float">
            <text:p>221</text:p>
          </table:table-cell>
          <table:table-cell table:number-columns-repeated="2" table:style-name="ce26" office:value-type="float" office:value="165" calcext:value-type="float">
            <text:p>165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28" calcext:value-type="float">
            <text:p>828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07" calcext:value-type="float">
            <text:p>5,10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130" calcext:value-type="float">
            <text:p><text:s/>－130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23" calcext:value-type="float">
            <text:p>3,423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2" calcext:value-type="float">
            <text:p>2,312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463" calcext:value-type="float">
            <text:p>3,463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2" calcext:value-type="float">
            <text:p>2,31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40" calcext:value-type="float">
            <text:p><text:s/>－40</text:p>
          </table:table-cell>
          <table:table-cell table:style-name="ce51" table:number-columns-repeated="1635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90" calcext:value-type="float">
            <text:p><text:s/>－90</text:p>
          </table:table-cell>
          <table:table-cell table:style-name="ce51" table:number-columns-repeated="1635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5035" calcext:value-type="float">
            <text:p><text:s text:c="3"/>15,035</text:p>
          </table:table-cell>
          <table:table-cell table:style-name="ce29" office:value-type="float" office:value="591" calcext:value-type="float">
            <text:p><text:s text:c="3"/>591</text:p>
          </table:table-cell>
          <table:table-cell table:style-name="ce29" office:value-type="float" office:value="1116" calcext:value-type="float">
            <text:p><text:s text:c="3"/>1,116</text:p>
          </table:table-cell>
          <table:table-cell table:style-name="ce29" office:value-type="float" office:value="504" calcext:value-type="float">
            <text:p><text:s text:c="3"/>504</text:p>
          </table:table-cell>
          <table:table-cell table:style-name="ce29" office:value-type="float" office:value="654" calcext:value-type="float">
            <text:p><text:s text:c="3"/>654</text:p>
          </table:table-cell>
          <table:table-cell table:style-name="ce29" office:value-type="float" office:value="1048" calcext:value-type="float">
            <text:p><text:s text:c="3"/>1,048</text:p>
          </table:table-cell>
          <table:table-cell table:style-name="ce29" office:value-type="float" office:value="376" calcext:value-type="float">
            <text:p><text:s text:c="3"/>376</text:p>
          </table:table-cell>
          <table:table-cell table:style-name="ce29" office:value-type="float" office:value="828" calcext:value-type="float">
            <text:p><text:s text:c="3"/>82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1" calcext:value-type="float">
            <text:p><text:s text:c="3"/>9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02" calcext:value-type="float">
            <text:p><text:s text:c="3"/>2,702</text:p>
          </table:table-cell>
          <table:table-cell table:style-name="ce29" office:value-type="float" office:value="6894" calcext:value-type="float">
            <text:p><text:s text:c="3"/>6,894</text:p>
          </table:table-cell>
          <table:table-cell table:style-name="ce29" office:value-type="float" office:value="231" calcext:value-type="float">
            <text:p><text:s text:c="3"/>231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6368" calcext:value-type="float">
            <text:p><text:s text:c="3"/>16,368</text:p>
          </table:table-cell>
          <table:table-cell table:style-name="ce29" office:value-type="float" office:value="718" calcext:value-type="float">
            <text:p><text:s text:c="3"/>718</text:p>
          </table:table-cell>
          <table:table-cell table:style-name="ce29" office:value-type="float" office:value="1208" calcext:value-type="float">
            <text:p><text:s text:c="3"/>1,208</text:p>
          </table:table-cell>
          <table:table-cell table:style-name="ce29" office:value-type="float" office:value="670" calcext:value-type="float">
            <text:p><text:s text:c="3"/>670</text:p>
          </table:table-cell>
          <table:table-cell table:style-name="ce29" office:value-type="float" office:value="1000" calcext:value-type="float">
            <text:p><text:s text:c="3"/>1,000</text:p>
          </table:table-cell>
          <table:table-cell table:style-name="ce29" office:value-type="float" office:value="1659" calcext:value-type="float">
            <text:p><text:s text:c="3"/>1,659</text:p>
          </table:table-cell>
          <table:table-cell table:style-name="ce29" office:value-type="float" office:value="492" calcext:value-type="float">
            <text:p><text:s text:c="3"/>492</text:p>
          </table:table-cell>
          <table:table-cell table:style-name="ce29" office:value-type="float" office:value="914" calcext:value-type="float">
            <text:p><text:s text:c="3"/>91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6" calcext:value-type="float">
            <text:p><text:s text:c="3"/>9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702" calcext:value-type="float">
            <text:p><text:s text:c="3"/>2,702</text:p>
          </table:table-cell>
          <table:table-cell table:style-name="ce29" office:value-type="float" office:value="6894" calcext:value-type="float">
            <text:p><text:s text:c="3"/>6,894</text:p>
          </table:table-cell>
          <table:table-cell table:style-name="ce29" office:value-type="float" office:value="14" calcext:value-type="float">
            <text:p><text:s text:c="3"/>1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333" calcext:value-type="float">
            <text:p><text:s/>－1,333</text:p>
          </table:table-cell>
          <table:table-cell table:style-name="ce51" table:number-columns-repeated="1635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6948" calcext:value-type="float">
            <text:p><text:s text:c="3"/>6,948</text:p>
          </table:table-cell>
          <table:table-cell table:style-name="ce30" office:value-type="float" office:value="243" calcext:value-type="float">
            <text:p><text:s text:c="3"/>243</text:p>
          </table:table-cell>
          <table:table-cell table:style-name="ce30" office:value-type="float" office:value="523" calcext:value-type="float">
            <text:p><text:s text:c="3"/>523</text:p>
          </table:table-cell>
          <table:table-cell table:style-name="ce30" office:value-type="float" office:value="263" calcext:value-type="float">
            <text:p><text:s text:c="3"/>263</text:p>
          </table:table-cell>
          <table:table-cell table:style-name="ce30" office:value-type="float" office:value="320" calcext:value-type="float">
            <text:p><text:s text:c="3"/>320</text:p>
          </table:table-cell>
          <table:table-cell table:style-name="ce30" office:value-type="float" office:value="497" calcext:value-type="float">
            <text:p><text:s text:c="3"/>497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403" calcext:value-type="float">
            <text:p><text:s text:c="3"/>40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33" calcext:value-type="float">
            <text:p><text:s text:c="3"/>1,233</text:p>
          </table:table-cell>
          <table:table-cell table:style-name="ce30" office:value-type="float" office:value="3175" calcext:value-type="float">
            <text:p><text:s text:c="3"/>3,175</text:p>
          </table:table-cell>
          <table:table-cell table:style-name="ce30" office:value-type="float" office:value="52" calcext:value-type="float">
            <text:p><text:s text:c="3"/>52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7572" calcext:value-type="float">
            <text:p><text:s text:c="3"/>7,572</text:p>
          </table:table-cell>
          <table:table-cell table:style-name="ce30" office:value-type="float" office:value="329" calcext:value-type="float">
            <text:p><text:s text:c="3"/>329</text:p>
          </table:table-cell>
          <table:table-cell table:style-name="ce30" office:value-type="float" office:value="568" calcext:value-type="float">
            <text:p><text:s text:c="3"/>568</text:p>
          </table:table-cell>
          <table:table-cell table:style-name="ce30" office:value-type="float" office:value="308" calcext:value-type="float">
            <text:p><text:s text:c="3"/>308</text:p>
          </table:table-cell>
          <table:table-cell table:style-name="ce30" office:value-type="float" office:value="467" calcext:value-type="float">
            <text:p><text:s text:c="3"/>467</text:p>
          </table:table-cell>
          <table:table-cell table:style-name="ce30" office:value-type="float" office:value="760" calcext:value-type="float">
            <text:p><text:s text:c="3"/>760</text:p>
          </table:table-cell>
          <table:table-cell table:style-name="ce30" office:value-type="float" office:value="223" calcext:value-type="float">
            <text:p><text:s text:c="3"/>223</text:p>
          </table:table-cell>
          <table:table-cell table:style-name="ce30" office:value-type="float" office:value="440" calcext:value-type="float">
            <text:p><text:s text:c="3"/>44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2" calcext:value-type="float">
            <text:p><text:s text:c="3"/>6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233" calcext:value-type="float">
            <text:p><text:s text:c="3"/>1,233</text:p>
          </table:table-cell>
          <table:table-cell table:style-name="ce30" office:value-type="float" office:value="3175" calcext:value-type="float">
            <text:p><text:s text:c="3"/>3,175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624" calcext:value-type="float">
            <text:p><text:s/>－624</text:p>
          </table:table-cell>
          <table:table-cell table:style-name="ce51" table:number-columns-repeated="1635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8087" calcext:value-type="float">
            <text:p><text:s text:c="3"/>8,087</text:p>
          </table:table-cell>
          <table:table-cell table:style-name="ce31" office:value-type="float" office:value="348" calcext:value-type="float">
            <text:p><text:s text:c="3"/>348</text:p>
          </table:table-cell>
          <table:table-cell table:style-name="ce31" office:value-type="float" office:value="593" calcext:value-type="float">
            <text:p><text:s text:c="3"/>593</text:p>
          </table:table-cell>
          <table:table-cell table:style-name="ce31" office:value-type="float" office:value="241" calcext:value-type="float">
            <text:p><text:s text:c="3"/>241</text:p>
          </table:table-cell>
          <table:table-cell table:style-name="ce31" office:value-type="float" office:value="334" calcext:value-type="float">
            <text:p><text:s text:c="3"/>334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196" calcext:value-type="float">
            <text:p><text:s text:c="3"/>196</text:p>
          </table:table-cell>
          <table:table-cell table:style-name="ce31" office:value-type="float" office:value="425" calcext:value-type="float">
            <text:p><text:s text:c="3"/>42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469" calcext:value-type="float">
            <text:p><text:s text:c="3"/>1,469</text:p>
          </table:table-cell>
          <table:table-cell table:style-name="ce31" office:value-type="float" office:value="3719" calcext:value-type="float">
            <text:p><text:s text:c="3"/>3,719</text:p>
          </table:table-cell>
          <table:table-cell table:style-name="ce31" office:value-type="float" office:value="179" calcext:value-type="float">
            <text:p><text:s text:c="3"/>179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8796" calcext:value-type="float">
            <text:p><text:s text:c="3"/>8,796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640" calcext:value-type="float">
            <text:p><text:s text:c="3"/>640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533" calcext:value-type="float">
            <text:p><text:s text:c="3"/>533</text:p>
          </table:table-cell>
          <table:table-cell table:style-name="ce31" office:value-type="float" office:value="899" calcext:value-type="float">
            <text:p><text:s text:c="3"/>899</text:p>
          </table:table-cell>
          <table:table-cell table:style-name="ce31" office:value-type="float" office:value="269" calcext:value-type="float">
            <text:p><text:s text:c="3"/>269</text:p>
          </table:table-cell>
          <table:table-cell table:style-name="ce31" office:value-type="float" office:value="474" calcext:value-type="float">
            <text:p><text:s text:c="3"/>47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469" calcext:value-type="float">
            <text:p><text:s text:c="3"/>1,469</text:p>
          </table:table-cell>
          <table:table-cell table:style-name="ce31" office:value-type="float" office:value="3719" calcext:value-type="float">
            <text:p><text:s text:c="3"/>3,719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709" calcext:value-type="float">
            <text:p><text:s/>－709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96" calcext:value-type="float">
            <text:p>79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5" calcext:value-type="float">
            <text:p><text:s/>－95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3" office:value-type="float" office:value="39" calcext:value-type="float">
            <text:p>3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46" calcext:value-type="float">
            <text:p>4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7" calcext:value-type="float">
            <text:p>37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0" calcext:value-type="float">
            <text:p><text:s/>－80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7" calcext:value-type="float">
            <text:p>19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70" calcext:value-type="float">
            <text:p>1,97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667" calcext:value-type="float">
            <text:p><text:s/>－667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300" calcext:value-type="float">
            <text:p><text:s/>－300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66" calcext:value-type="float">
            <text:p>1,06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634" calcext:value-type="float">
            <text:p>63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67" calcext:value-type="float">
            <text:p><text:s/>－367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0" calcext:value-type="float">
            <text:p>－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68" calcext:value-type="float">
            <text:p>1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1635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87" calcext:value-type="float">
            <text:p><text:s/>－287</text:p>
          </table:table-cell>
          <table:table-cell table:style-name="ce51" table:number-columns-repeated="1635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88" calcext:value-type="float">
            <text:p><text:s/>－188</text:p>
          </table:table-cell>
          <table:table-cell table:style-name="ce51" table:number-columns-repeated="1635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9" office:value-type="float" office:value="-99" calcext:value-type="float">
            <text:p><text:s/>－99</text:p>
          </table:table-cell>
          <table:table-cell table:style-name="ce51" table:number-columns-repeated="1635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9" calcext:value-type="float">
            <text:p>98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66" calcext:value-type="float">
            <text:p><text:s/>－66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8" calcext:value-type="float">
            <text:p>488</text:p>
          </table:table-cell>
          <table:table-cell table:number-columns-repeated="2"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39" calcext:value-type="float">
            <text:p>1,63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93" calcext:value-type="float">
            <text:p>1,79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808" calcext:value-type="float">
            <text:p>80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54" calcext:value-type="float">
            <text:p><text:s/>－15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3" calcext:value-type="float">
            <text:p>793</text:p>
          </table:table-cell>
          <table:table-cell table:number-columns-repeated="2"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68" calcext:value-type="float">
            <text:p>36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40" calcext:value-type="float">
            <text:p>4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25" calcext:value-type="float">
            <text:p><text:s/>－125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76" calcext:value-type="float">
            <text:p>1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4" calcext:value-type="float">
            <text:p><text:s/>－54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8" calcext:value-type="float">
            <text:p>8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03" calcext:value-type="float">
            <text:p>60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5" calcext:value-type="float">
            <text:p>2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71" calcext:value-type="float">
            <text:p>2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32" calcext:value-type="float">
            <text:p>33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3" calcext:value-type="float">
            <text:p>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3" calcext:value-type="float">
            <text:p>7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4" calcext:value-type="float">
            <text:p>44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9" calcext:value-type="float">
            <text:p>29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13" calcext:value-type="float">
            <text:p>1,01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0" calcext:value-type="float">
            <text:p>20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2"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509" calcext:value-type="float">
            <text:p>50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" calcext:value-type="float">
            <text:p><text:s/>－2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26" calcext:value-type="float">
            <text:p>22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83" calcext:value-type="float">
            <text:p>28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187" calcext:value-type="float">
            <text:p>18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3" calcext:value-type="float">
            <text:p><text:s/>－8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9" calcext:value-type="float">
            <text:p><text:s/>－4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08" calcext:value-type="float">
            <text:p>1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38" calcext:value-type="float">
            <text:p>638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216" calcext:value-type="float">
            <text:p>2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72" calcext:value-type="float">
            <text:p><text:s/>－72</text:p>
          </table:table-cell>
          <table:table-cell table:style-name="ce51" table:number-columns-repeated="1635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109" calcext:value-type="float">
            <text:p>10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30" calcext:value-type="float">
            <text:p><text:s/>－30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42" calcext:value-type="float">
            <text:p><text:s/>－42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203" calcext:value-type="float">
            <text:p>20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5" calcext:value-type="float">
            <text:p><text:s/>－85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9" calcext:value-type="float">
            <text:p><text:s/>－49</text:p>
          </table:table-cell>
          <table:table-cell table:style-name="ce51" table:number-columns-repeated="1635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1635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3" calcext:value-type="float">
            <text:p>13</text:p>
          </table:table-cell>
          <table:table-cell table:style-name="ce51" table:number-columns-repeated="1635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1635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1635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224"/>
        </table:table-row>
        <table:table-row table:style-name="ro6" table:number-rows-repeated="4">
          <table:table-cell table:number-columns-repeated="257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11-遷徙'.$A$1" table:cell-range-address="$'11-遷徙'.$1:.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fill-character> </number:fill-character>
      <number:number number:decimal-places="0" number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61P1" style:volatile="true">
      <number:text> －</number:text>
      <number:fill-character> </number:fill-character>
      <number:number number:decimal-places="0" number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24.2.7.2$Linux_X86_64 LibreOffice_project/420$Build-2</meta:generator>
  </office:meta>
</office:document-meta>
</file>